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e151" officeooo:paragraph-rsid="0005e151"/>
    </style:style>
    <style:style style:name="P2" style:family="paragraph" style:parent-style-name="Standard">
      <style:text-properties officeooo:rsid="000630a4" officeooo:paragraph-rsid="000630a4"/>
    </style:style>
    <style:style style:name="P3" style:family="paragraph" style:parent-style-name="Standard">
      <style:text-properties officeooo:rsid="0006a1e5" officeooo:paragraph-rsid="0006a1e5"/>
    </style:style>
    <style:style style:name="P4" style:family="paragraph" style:parent-style-name="Standard">
      <style:text-properties officeooo:rsid="0006ab3b" officeooo:paragraph-rsid="0006ab3b"/>
    </style:style>
    <style:style style:name="P5" style:family="paragraph" style:parent-style-name="Standard">
      <style:text-properties officeooo:rsid="00070275" officeooo:paragraph-rsid="00070275"/>
    </style:style>
    <style:style style:name="P6" style:family="paragraph" style:parent-style-name="Standard">
      <style:text-properties officeooo:rsid="0007ba10" officeooo:paragraph-rsid="0007ba10"/>
    </style:style>
    <style:style style:name="P7" style:family="paragraph" style:parent-style-name="Standard">
      <style:text-properties officeooo:rsid="0005e151" officeooo:paragraph-rsid="0005e151"/>
    </style:style>
    <style:style style:name="P8" style:family="paragraph" style:parent-style-name="Standard">
      <style:text-properties officeooo:rsid="0006a1e5" officeooo:paragraph-rsid="0006a1e5"/>
    </style:style>
    <style:style style:name="P9" style:family="paragraph" style:parent-style-name="Standard">
      <style:text-properties officeooo:rsid="0006ab3b" officeooo:paragraph-rsid="0006ab3b"/>
    </style:style>
    <style:style style:name="T1" style:family="text">
      <style:text-properties officeooo:rsid="000630a4"/>
    </style:style>
    <style:style style:name="T2" style:family="text">
      <style:text-properties officeooo:rsid="0006a1e5"/>
    </style:style>
    <style:style style:name="T3" style:family="text">
      <style:text-properties officeooo:rsid="0006ab3b"/>
    </style:style>
    <style:style style:name="T4" style:family="text">
      <style:text-properties officeooo:rsid="00070275"/>
    </style:style>
    <style:style style:name="T5" style:family="text">
      <style:text-properties officeooo:rsid="0007ba10"/>
    </style:style>
    <style:style style:name="T6" style:family="text">
      <style:text-properties officeooo:rsid="000948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15 février pré-rapport</text:p>
      <text:p text:style-name="P1">29 février premier rapport</text:p>
      <text:p text:style-name="P1">15 mai fin du rapport livrable soutenance</text:p>
      <text:p text:style-name="P1">considérer fin avril le projet </text:p>
      <text:p text:style-name="P1"/>
      <text:p text:style-name="P1">pré-rapport : <text:span text:style-name="T1">(document sur moodle section pré-rapport)</text:span></text:p>
      <text:p text:style-name="P1">sujet</text:p>
      <text:p text:style-name="P1">1ères spécifications (surtout tout les ob<text:span text:style-name="T2">jectifs </text:span>en termes de développement <text:span text:style-name="T1">et les actions pour vérifier que ça fonctionne ou ça ne fonctionne pas</text:span>) ie la recette (tout les pts qu’on a promis pour montrer que le projet est atteint) </text:p>
      <text:p text:style-name="P2">planning - diagramme de <text:span text:style-name="T6">G</text:span>antt (partage des tâches) → peut être modifié durant le projet (mais pas trop)</text:p>
      <text:p text:style-name="P2">plan de charge suivi activités prévisionnel (exemple sur moodle) → le réel à faire au cours du projet</text:p>
      <text:p text:style-name="P2"/>
      <text:p text:style-name="P2">toutes les infos qu’on va faire, dans le rapport de fin il n’y aura qu’à remplir le pré-rapport ( donc ça se note tout le long du projet, sinon le rapport sera pauvre par rapport au projet)</text:p>
      <text:p text:style-name="P2"/>
      <text:p text:style-name="P3"/>
      <text:p text:style-name="P3"/>
      <text:p text:style-name="P3">formation Junit dans 15 jours → important</text:p>
      <text:p text:style-name="P3"/>
      <text:p text:style-name="P3"/>
      <text:p text:style-name="P3">prototype :</text:p>
      <text:p text:style-name="P3">1ère version avec les principales difficultés qui sont levées (interface graphique et partie réseau)</text:p>
      <text:p text:style-name="P2"/>
      <text:p text:style-name="P3">livrable 3 : </text:p>
      <text:p text:style-name="P3">vérification de la recette</text:p>
      <text:p text:style-name="P3"/>
      <text:p text:style-name="P3">Important : donner les transparents avant la soutenance pour que l’encadrant corrige et donne des pistes d’amélioration</text:p>
      <text:p text:style-name="P3"/>
      <text:p text:style-name="P3">outils :</text:p>
      <text:p text:style-name="P3">- gitHub ou gitLab (prof est ok pour github) → issues / <text:span text:style-name="T3">bien paramétrer le gitignore pour partager que les parties développement et pas celles qui dépendent de l’</text:span><text:span text:style-name="T6">IDE</text:span></text:p>
      <text:p text:style-name="P3">issues : quand on travaille on ouvre un new issue le titre la description et surtout on l’attribue a quelqu’un (celui qui résout l’issue) <text:span text:style-name="T3">tout doit être mis dans les issues même le </text:span><text:span text:style-name="T6">compte-rendu </text:span><text:span text:style-name="T3">de cette réunion</text:span></text:p>
      <text:p text:style-name="P3">- <text:span text:style-name="T3">javaNIO (qui utilise la bibliothèque javaIO) pour le réseau</text:span></text:p>
      <text:p text:style-name="P3"/>
      <text:p text:style-name="P3">- <text:span text:style-name="T3">IDE (IntelliJ, Eclipse, VSCode </text:span><text:span text:style-name="T6">au choix</text:span><text:span text:style-name="T3">)</text:span></text:p>
      <text:p text:style-name="P4"/>
      <text:p text:style-name="P4"/>
      <text:p text:style-name="P4">sujet :</text:p>
      <text:p text:style-name="P4">- MVC <text:span text:style-name="T5">(modèle vue controler) tuto jsp quoi</text:span></text:p>
      <text:p text:style-name="P4"/>
      <text:p text:style-name="P3">- <text:span text:style-name="T4">le mieux est une architecture symétrique mais l’interface graphique au début ne sera pas symétrique (une personne crée le serveur et les autres le rejoignent y compris celui qui l’a crée (multi-threads le fait de lancer à la fois le jeu et le serveur) sinon architecture asymétrique ou un crée et rejoint le serveur et les autres le rejoignent (pour pas s’embêter première option évite de traiter l’exception du joueur qui crée le serveur)</text:span></text:p>
      <text:p text:style-name="P5">javaFX pour une interface graphique en 2D</text:p>
      <text:p text:style-name="P6"><text:soft-page-break/>le plus compliqué c’est de modéliser le serpent (ensuite le dessiner c’est facile, doit pouvoir être fait en pixel)</text:p>
      <text:p text:style-name="P6"/>
      <text:p text:style-name="P6">regarder le tp alien ananas <text:span text:style-name="T6">pour voir comment utiliser JavaFX</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14:28:52.324231895</meta:creation-date>
    <dc:date>2024-02-09T14:28:39.018257453</dc:date>
    <meta:editing-duration>PT5M35S</meta:editing-duration>
    <meta:editing-cycles>2</meta:editing-cycles>
    <meta:generator>LibreOffice/7.3.7.2$Linux_X86_64 LibreOffice_project/30$Build-2</meta:generator>
    <meta:document-statistic meta:table-count="0" meta:image-count="0" meta:object-count="0" meta:page-count="2" meta:paragraph-count="27" meta:word-count="392" meta:character-count="2307" meta:non-whitespace-character-count="1939"/>
  </office:meta>
</office:document-meta>
</file>